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755" officeooo:paragraph-rsid="0012c755"/>
    </style:style>
    <style:style style:name="P2" style:family="paragraph" style:parent-style-name="Standard">
      <style:text-properties style:font-name="Arial" fo:font-size="12pt" officeooo:rsid="0012c755" officeooo:paragraph-rsid="0012c755"/>
    </style:style>
    <style:style style:name="P3" style:family="paragraph" style:parent-style-name="Standard">
      <style:text-properties style:font-name="Arial" fo:font-size="12pt" officeooo:rsid="001482d1" officeooo:paragraph-rsid="001482d1"/>
    </style:style>
    <style:style style:name="P4" style:family="paragraph" style:parent-style-name="Standard">
      <style:text-properties style:font-name="Arial" fo:font-size="12pt" officeooo:rsid="001620a2" officeooo:paragraph-rsid="001620a2"/>
    </style:style>
    <style:style style:name="P5" style:family="paragraph" style:parent-style-name="Standard">
      <style:text-properties style:font-name="Arial" fo:font-size="12pt" officeooo:rsid="0017d41a" officeooo:paragraph-rsid="0017d41a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officeooo:rsid="001620a2" officeooo:paragraph-rsid="001620a2"/>
    </style:style>
    <style:style style:name="P7" style:family="paragraph" style:parent-style-name="Standard">
      <style:text-properties style:font-name="Arial" fo:font-size="12pt" officeooo:rsid="00191523" officeooo:paragraph-rsid="00191523"/>
    </style:style>
    <style:style style:name="P8" style:family="paragraph" style:parent-style-name="Standard">
      <style:text-properties style:font-name="Arial" fo:font-size="12pt" officeooo:rsid="001acc8d" officeooo:paragraph-rsid="001acc8d"/>
    </style:style>
    <style:style style:name="P9" style:family="paragraph" style:parent-style-name="Standard">
      <style:text-properties style:font-name="Arial" fo:font-size="12pt" officeooo:paragraph-rsid="001acc8d"/>
    </style:style>
    <style:style style:name="P10" style:family="paragraph" style:parent-style-name="Standard">
      <style:text-properties style:font-name="Arial" fo:font-size="12pt" officeooo:rsid="001c5a07" officeooo:paragraph-rsid="001c5a07"/>
    </style:style>
    <style:style style:name="P11" style:family="paragraph" style:parent-style-name="Standard">
      <style:text-properties style:font-name="Arial" fo:font-size="12pt" officeooo:paragraph-rsid="001c5a07"/>
    </style:style>
    <style:style style:name="P12" style:family="paragraph" style:parent-style-name="Standard">
      <style:paragraph-properties fo:break-before="page"/>
      <style:text-properties style:font-name="Arial" fo:font-size="12pt" officeooo:rsid="001fd960" officeooo:paragraph-rsid="001fd960"/>
    </style:style>
    <style:style style:name="P13" style:family="paragraph" style:parent-style-name="Standard">
      <style:text-properties style:font-name="Arial" fo:font-size="12pt" officeooo:rsid="001fd960" officeooo:paragraph-rsid="001fd960"/>
    </style:style>
    <style:style style:name="P14" style:family="paragraph" style:parent-style-name="Standard">
      <style:text-properties style:font-name="Arial" fo:font-size="12pt" officeooo:rsid="002162a2" officeooo:paragraph-rsid="002162a2"/>
    </style:style>
    <style:style style:name="P15" style:family="paragraph" style:parent-style-name="Standard">
      <style:text-properties style:font-name="Arial" fo:font-size="12pt" style:text-underline-style="none" officeooo:rsid="002162a2" officeooo:paragraph-rsid="002162a2"/>
    </style:style>
    <style:style style:name="P16" style:family="paragraph" style:parent-style-name="Standard">
      <style:text-properties officeooo:paragraph-rsid="001d85c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5a07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Arial" fo:font-size="12pt" officeooo:rsid="001d85ce"/>
    </style:style>
    <style:style style:name="T5" style:family="text">
      <style:text-properties officeooo:rsid="001acc8d"/>
    </style:style>
    <style:style style:name="T6" style:family="text">
      <style:text-properties officeooo:rsid="001c5a07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jercicio 1</text:p>
      <text:p text:style-name="P1"/>
      <text:p text:style-name="P2">¿Cuál es el valor de la media de estos datos?</text:p>
      <text:p text:style-name="P2">La media es de 15 ya que la sumatoria es de 75 y dividido en la cantidad de elementos que se sumaron.</text:p>
      <text:p text:style-name="P2"/>
      <text:p text:style-name="P3">Ejercicio 2</text:p>
      <text:p text:style-name="P3">¿Cuál es el valor de la mediana de estos datos?</text:p>
      <text:p text:style-name="P3">La mediana es 10, ya que al ordenar los datos de menor a mayor y al tener una cantidad impar de elementos, el valor que queda en la posición central es 10.</text:p>
      <text:p text:style-name="P3"/>
      <text:p text:style-name="P4">Ejercicio 3</text:p>
      <text:p text:style-name="P4">¿Cuál es la moda de estos datos? ¿Cuántas veces aparece?</text:p>
      <text:p text:style-name="P4">La moda es 5 ya que es la que mas se repite en este caso ya que aparece 3 veces.</text:p>
      <text:p text:style-name="P6"/>
      <text:p text:style-name="P5">Ejercicio 4</text:p>
      <text:p text:style-name="P5">¿Cuál es el valor de la varianza de estos datos?</text:p>
      <text:p text:style-name="P5">La varianza es de 3.44 <text:s/>es lo que estan los datos dispersos por lo tanto es una varianza pequeña.</text:p>
      <text:p text:style-name="P5"/>
      <text:p text:style-name="P5">Ejercicio 5</text:p>
      <text:p text:style-name="P5">¿Cuál es el valor de la desviación estándar de estos datos?</text:p>
      <text:p text:style-name="P5"><text:s/>la <text:s/>desviación estándar es : 2.5612496949731396</text:p>
      <text:p text:style-name="P7"/>
      <text:p text:style-name="P7">Ejercicio 6</text:p>
      <text:p text:style-name="P9"><text:span text:style-name="T5">¿</text:span>Cuáles son los valores de los percentiles 25, 50 y 75 para estos datos?</text:p>
      <text:p text:style-name="P9">Percentiles 25, 50, 75: [10. 12. 14.]</text:p>
      <text:p text:style-name="P9"/>
      <text:p text:style-name="P8">Ejercicio 7</text:p>
      <text:p text:style-name="P8"><text:span text:style-name="Strong_20_Emphasis">:</text:span>¿Qué información te proporciona el histograma sobre la distribución de la longitud del sépalo en el conjunto de datos Iris?</text:p>
      <text:p text:style-name="P11"><text:span text:style-name="T6">El histograma proporciona la frecuencia de <text:s/>sepal legth del dataset iris</text:span><text:span text:style-name="T2">.</text:span></text:p>
      <text:p text:style-name="P11"><text:span text:style-name="T2"/></text:p>
      <text:p text:style-name="P10"><text:span text:style-name="T1">Ejercicio 8</text:span></text:p>
      <text:p text:style-name="P11"><text:span text:style-name="T6">¿</text:span>Qué puedes observar acerca de la distribución de la longitud del sépalo para las diferentes especies de Iris en el diagrama de caja?</text:p>
      <text:p text:style-name="P11"/>
      <text:p text:style-name="P16"><text:span text:style-name="T4">E</text:span>n el diagrama de caja se puede observar que la especie <text:span text:style-name="Strong_20_Emphasis"><text:span text:style-name="T7">setosa</text:span></text:span> tiene la longitud de sépalo más pequeña y con menos variación, <text:span text:style-name="Strong_20_Emphasis"><text:span text:style-name="T7">versicolor</text:span></text:span> se encuentra en un punto intermedio, y <text:span text:style-name="Strong_20_Emphasis"><text:span text:style-name="T3">virginica</text:span></text:span><text:span text:style-name="T3"> </text:span>presenta los sépalos más largos y con mayor dispersión, incluso mostrando un posible valor atípico; en general se nota que la longitud aumenta según la especie y que no todas tienen la misma distribución.</text:p>
      <text:p text:style-name="P11"/>
      <text:p text:style-name="P11"/>
      <text:p text:style-name="P12">Caso de estudio</text:p>
      <text:p text:style-name="P13"/>
      <text:p text:style-name="P13">¿Cuál es la media de la edad de los pasajeros del Titanic?</text:p>
      <text:p text:style-name="P13">La medias de <text:s/>titacnic es de :29.69911764705882</text:p>
      <text:p text:style-name="P13"/>
      <text:p text:style-name="P13">¿Cuál es la mediana de la edad de los pasajeros del Titanic?</text:p>
      <text:p text:style-name="P13"><text:s/>La mediana es de :28.0</text:p>
      <text:p text:style-name="P13"/>
      <text:p text:style-name="P13">¿Qué clase es la moda de los pasajeros del Titanic?</text:p>
      <text:p text:style-name="P8"><text:s/>La moda de la class es :Third</text:p>
      <text:p text:style-name="P8"/>
      <text:p text:style-name="P8"><text:bookmark text:name="yui_3_18_1_1_1772213053120_471"/>¿Cuál es la varianza de la edad de los pasajeros?</text:p>
      <text:p text:style-name="P8"><text:s/>La varianza de la edad es de:210.72357975366617</text:p>
      <text:p text:style-name="P8"/>
      <text:p text:style-name="P8">¿Cuál es la desviación estándar de la edad de los pasajeros?</text:p>
      <text:p text:style-name="P8">La desviación estándar es de: 14.516321150817316</text:p>
      <text:p text:style-name="P8"/>
      <text:p text:style-name="P8">¿Cuáles son los percentiles 25, 50 y 75 para la edad de los pasajeros?</text:p>
      <text:p text:style-name="P8">Percentil 25 (Q1): 20.125</text:p>
      <text:p text:style-name="P8">Percentil 50 (Q2 - mediana): 28.0</text:p>
      <text:p text:style-name="P8">Percentil 75 (Q3): 38.0</text:p>
      <text:p text:style-name="P8"/>
      <text:p text:style-name="P8">¿Qué información puedes obtener del histograma sobre la distribución de la edad de los pasajeros?</text:p>
      <text:p text:style-name="P14">En el histograma se puede observar que la mayoría de los pasajeros eran jóvenes, principalmente entre los 20 y 30 años. También se nota que hay menos personas de edad avanzada y pocos niños muy pequeños, por lo que la distribución se concentra más en adultos jóvenes.</text:p>
      <text:p text:style-name="P14"/>
      <text:p text:style-name="P14">¿Qué se puede observar sobre la edad de los pasajeros que sobrevivieron y los que no sobrevivieron?</text:p>
      <text:p text:style-name="P14">En el diagrama de caja se puede observar que los pasajeros que sobrevivieron tienden a ser un poco más jóvenes en comparación con los que no sobrevivieron. También se ven valores atípicos en ambos grupos y una dispersión similar, pero se nota que hubo mayor cantidad de adultos entre los que no sobrevivieron.</text:p>
      <text:p text:style-name="P14"/>
      <text:p text:style-name="P14">¿Qué patrones observas en los diferentes grupos de pasajeros? ¿Hay diferencias significativas entre aquellos que sobrevivieron y los que no?</text:p>
      <text:p text:style-name="P15"/>
      <text:p text:style-name="P14">En el análisis del conjunto de datos <text:span text:style-name="Strong_20_Emphasis">Titanic</text:span> se puede observar que sí existen diferencias entre los grupos de pasajeros. En general, los pasajeros que sobrevivieron tienden a ser más jóvenes y a pagar tarifas más altas, lo que sugiere que muchos pertenecían a clases superiores. En cambio, los que no sobrevivieron presentan mayor concentración en clases más bajas y en edades adultas. También se observa que la clase del boleto y la tarifa parecen estar relacionadas con la probabilidad de supervivencia, lo que indica que sí hay diferencias significativas entre quienes sobrevivieron y quienes no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7T09:09:07.546612110</meta:creation-date>
    <dc:date>2026-02-27T12:08:49.742666337</dc:date>
    <meta:editing-duration>PT13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673" meta:character-count="3804" meta:non-whitespace-character-count="3168"/>
  </office:meta>
</office:document-meta>
</file>